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3fdb" officeooo:paragraph-rsid="00143f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to Maya Help Website</text:p>
      <text:p text:style-name="P1"/>
      <text:p text:style-name="P1"><text:a xlink:type="simple" xlink:href="http://help.autodesk.com/view/MAYAUL/2018/ENU/?contextId=COMMANDS-INDEX" text:style-name="Internet_20_link" text:visited-style-name="Visited_20_Internet_20_Link">http://help.autodesk.com/view/MAYAUL/2018/ENU/?contextId=COMMANDS-INDEX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6:25:33.219000000</meta:creation-date>
    <dc:date>2020-08-29T13:10:14.670000000</dc:date>
    <meta:editing-duration>PT20H44M41S</meta:editing-duration>
    <meta:editing-cycles>1</meta:editing-cycles>
    <meta:document-statistic meta:table-count="0" meta:image-count="0" meta:object-count="0" meta:page-count="1" meta:paragraph-count="2" meta:word-count="6" meta:character-count="96" meta:non-whitespace-character-count="92"/>
    <meta:generator>LibreOffice/6.1.1.2$Windows_X86_64 LibreOffice_project/5d19a1bfa650b796764388cd8b33a5af1f5baa1b</meta:generator>
  </office:meta>
</office:document-meta>
</file>